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4pt" fo:font-weight="bold" officeooo:rsid="000e8dea" officeooo:paragraph-rsid="000e8de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ntarell" style:text-underline-style="solid" style:text-underline-width="auto" style:text-underline-color="font-color" fo:font-weight="bold" officeooo:rsid="000fe1d4" officeooo:paragraph-rsid="000e8dea" style:font-weight-asian="bold" style:font-weight-complex="bold"/>
    </style:style>
    <style:style style:name="P3" style:family="paragraph" style:parent-style-name="Standard">
      <style:text-properties style:font-name="Cantarell" style:text-underline-style="solid" style:text-underline-width="auto" style:text-underline-color="font-color" fo:font-weight="bold" officeooo:rsid="000fe1d4" officeooo:paragraph-rsid="000fe1d4" style:font-weight-asian="bold" style:font-weight-complex="bold"/>
    </style:style>
    <style:style style:name="P4" style:family="paragraph" style:parent-style-name="Standard">
      <style:text-properties style:font-name="Cantarell" style:text-underline-style="solid" style:text-underline-width="auto" style:text-underline-color="font-color" fo:font-weight="bold" officeooo:rsid="000fe1d4" officeooo:paragraph-rsid="0020ce52" style:font-weight-asian="bold" style:font-weight-complex="bold"/>
    </style:style>
    <style:style style:name="P5" style:family="paragraph" style:parent-style-name="Standard">
      <style:text-properties style:font-name="Cantarell" style:text-underline-style="solid" style:text-underline-width="auto" style:text-underline-color="font-color" fo:font-weight="bold" officeooo:rsid="00090943" officeooo:paragraph-rsid="002287aa" style:font-weight-asian="bold" style:font-weight-complex="bold"/>
    </style:style>
    <style:style style:name="P6" style:family="paragraph" style:parent-style-name="Standard">
      <style:text-properties style:font-name="Cantarell" officeooo:rsid="000fe1d4" officeooo:paragraph-rsid="000fe1d4"/>
    </style:style>
    <style:style style:name="P7" style:family="paragraph" style:parent-style-name="Standard">
      <style:text-properties style:font-name="Cantarell" officeooo:rsid="000fe1d4" officeooo:paragraph-rsid="00245382"/>
    </style:style>
    <style:style style:name="P8" style:family="paragraph" style:parent-style-name="Standard">
      <style:text-properties style:font-name="Cantarell" officeooo:rsid="00090943" officeooo:paragraph-rsid="000fe1d4"/>
    </style:style>
    <style:style style:name="P9" style:family="paragraph" style:parent-style-name="Standard">
      <style:text-properties style:font-name="Cantarell" officeooo:rsid="00090943" officeooo:paragraph-rsid="00245382"/>
    </style:style>
    <style:style style:name="P10" style:family="paragraph" style:parent-style-name="Standard">
      <style:text-properties style:font-name="Cantarell" officeooo:rsid="00090943" officeooo:paragraph-rsid="00090943"/>
    </style:style>
    <style:style style:name="P11" style:family="paragraph" style:parent-style-name="Standard">
      <style:text-properties style:font-name="Cantarell" style:text-underline-style="none" fo:font-weight="normal" officeooo:rsid="002287aa" officeooo:paragraph-rsid="002287aa" style:font-weight-asian="normal" style:font-weight-complex="normal"/>
    </style:style>
    <style:style style:name="P12" style:family="paragraph" style:parent-style-name="Standard">
      <style:text-properties style:font-name="Cantarell" style:text-underline-style="none" fo:font-weight="normal" officeooo:rsid="0020ce52" officeooo:paragraph-rsid="0020ce52" style:font-weight-asian="normal" style:font-weight-complex="normal"/>
    </style:style>
    <style:style style:name="P13" style:family="paragraph" style:parent-style-name="Standard">
      <style:text-properties style:font-name="Cantarell" style:text-underline-style="none" fo:font-weight="normal" officeooo:rsid="0020ce52" officeooo:paragraph-rsid="0025c283" style:font-weight-asian="normal" style:font-weight-complex="normal"/>
    </style:style>
    <style:style style:name="P14" style:family="paragraph" style:parent-style-name="Standard">
      <style:text-properties style:font-name="Cantarell" style:text-underline-style="none" fo:font-weight="normal" officeooo:rsid="0020ce52" officeooo:paragraph-rsid="00245382" style:font-weight-asian="normal" style:font-weight-complex="normal"/>
    </style:style>
    <style:style style:name="P15" style:family="paragraph" style:parent-style-name="Standard">
      <style:text-properties style:font-name="Cantarell" fo:font-weight="bold" officeooo:rsid="00090943" officeooo:paragraph-rsid="00245382" style:font-weight-asian="bold" style:font-weight-complex="bold"/>
    </style:style>
    <style:style style:name="P16" style:family="paragraph" style:parent-style-name="Standard">
      <style:text-properties style:font-name="Cantarell" officeooo:rsid="000e8dea" officeooo:paragraph-rsid="00245382"/>
    </style:style>
    <style:style style:name="P17" style:family="paragraph" style:parent-style-name="Standard">
      <style:text-properties style:font-name="Cantarell" officeooo:rsid="0025c283" officeooo:paragraph-rsid="0025c283"/>
    </style:style>
    <style:style style:name="P18" style:family="paragraph" style:parent-style-name="Standard">
      <style:text-properties style:font-name="Cantarell" officeooo:rsid="0009c947" officeooo:paragraph-rsid="00090943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type="double" style:text-underline-width="auto" style:text-underline-color="font-color" officeooo:rsid="003138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ce52" style:font-weight-asian="bold" style:font-weight-complex="bold"/>
    </style:style>
    <style:style style:name="T5" style:family="text">
      <style:text-properties fo:font-weight="bold" officeooo:rsid="002287aa" style:font-weight-asian="bold" style:font-weight-complex="bold"/>
    </style:style>
    <style:style style:name="T6" style:family="text">
      <style:text-properties officeooo:rsid="000c970a"/>
    </style:style>
    <style:style style:name="T7" style:family="text">
      <style:text-properties officeooo:rsid="000fe1d4"/>
    </style:style>
    <style:style style:name="T8" style:family="text">
      <style:text-properties officeooo:rsid="0010724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officeooo:rsid="0020ce52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2287aa"/>
    </style:style>
    <style:style style:name="T12" style:family="text">
      <style:text-properties style:text-underline-style="solid" style:text-underline-width="auto" style:text-underline-color="font-color" officeooo:rsid="0020ce52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e935f" style:font-weight-asian="normal" style:font-weight-complex="normal"/>
    </style:style>
    <style:style style:name="T15" style:family="text">
      <style:text-properties style:text-underline-style="none" fo:font-weight="normal" officeooo:rsid="0020ce52" style:font-weight-asian="normal" style:font-weight-complex="normal"/>
    </style:style>
    <style:style style:name="T16" style:family="text">
      <style:text-properties style:text-underline-style="none" fo:font-weight="normal" officeooo:rsid="002287aa" style:font-weight-asian="normal" style:font-weight-complex="normal"/>
    </style:style>
    <style:style style:name="T17" style:family="text">
      <style:text-properties style:text-underline-style="none" officeooo:rsid="002e80c1"/>
    </style:style>
    <style:style style:name="T18" style:family="text">
      <style:text-properties style:text-underline-style="none" officeooo:rsid="002287aa"/>
    </style:style>
    <style:style style:name="T19" style:family="text">
      <style:text-properties officeooo:rsid="0020ce52"/>
    </style:style>
    <style:style style:name="T20" style:family="text">
      <style:text-properties officeooo:rsid="002287aa"/>
    </style:style>
    <style:style style:name="T21" style:family="text">
      <style:text-properties officeooo:rsid="00245382"/>
    </style:style>
    <style:style style:name="T22" style:family="text">
      <style:text-properties officeooo:rsid="003138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ormation von Entitätstypen</text:p>
      <text:p text:style-name="P2"/>
      <text:p text:style-name="P3">Transformation 1:n-Beziehungen: </text:p>
      <text:p text:style-name="P6">„wird betreut von“ kann aufgelöst werden, L# an Schülerliste</text:p>
      <text:p text:style-name="P6">„arbeitet bei“ kann aufgelöst werden, FNr an Schülerliste </text:p>
      <text:p text:style-name="P8">„<text:span text:style-name="T7">wählt“ kann aufgelöst werden und PNr kommt mit Schuljahr an Schülerliste ran</text:span></text:p>
      <text:p text:style-name="P5"><text:span text:style-name="T13">„</text:span><text:span text:style-name="T14">verlangt“ </text:span><text:span text:style-name="T16">kann aufgelöst werden (einseitig optional) und der Fremdschlüssel FNr kommt an die Bewerbung mit hinzu) </text:span></text:p>
      <text:p text:style-name="P11"><text:s/></text:p>
      <text:p text:style-name="P4">Transformation m:n-Beziehungen:</text:p>
      <text:p text:style-name="P12">„bietet an“ <text:span text:style-name="T20">wird neue Entität </text:span><text:span text:style-name="T5">Angebot</text:span><text:span text:style-name="T20"> und erhält die Fremdschlüssel PNr und FNr </text:span></text:p>
      <text:p text:style-name="P13">„deckt ab“ <text:span text:style-name="T20">wird neue Entität </text:span><text:span text:style-name="T5">Einsatzbereich</text:span><text:span text:style-name="T20"> und erhält die Fremdschlüssel PNr und TNr</text:span></text:p>
      <text:p text:style-name="P8"/>
      <text:p text:style-name="P15"/>
      <text:p text:style-name="P9"><text:span text:style-name="T3">Lehrer</text:span> (<text:span text:style-name="T1">L</text:span><text:span text:style-name="T2">Nr</text:span>, LName, LF<text:span text:style-name="T22">a</text:span>ch<text:span text:style-name="T22">1, LFach2</text:span>, LPLZ) </text:p>
      <text:p text:style-name="P9"/>
      <text:p text:style-name="P9"><text:span text:style-name="T3">Schüler</text:span> (<text:span text:style-name="T1">SNr</text:span>, SVornamen, SNamen, STel, SGeb, <text:span text:style-name="T21">LNr, FNr, LBewertung, SBewertung, PNr, Schuljahr</text:span>) </text:p>
      <text:p text:style-name="P9"/>
      <text:p text:style-name="P9"><text:span text:style-name="T3">Firma</text:span> (<text:span text:style-name="T1">FNr</text:span>, FName<text:span text:style-name="T6">, KontaktTel, KontaktMail, Entfernung, Arbeitsbeginn, Arbeitsende, Mitarbeiterzahl,</text:span> <text:span text:style-name="T6">FStraßeHnr</text:span>, F<text:span text:style-name="T6">PLZ)</text:span></text:p>
      <text:p text:style-name="P14"/>
      <text:p text:style-name="P16"><text:span text:style-name="T3">Bewerbung</text:span> <text:span text:style-name="T7">(</text:span><text:span text:style-name="T10">BNr</text:span><text:span text:style-name="T15">, </text:span><text:span text:style-name="T7">Art, Frist, Ansprechpartner, FNr)</text:span></text:p>
      <text:p text:style-name="P16"/>
      <text:p text:style-name="P7"><text:span text:style-name="T3">Praktikum</text:span> (<text:span text:style-name="T20">PNr</text:span>, Pname)</text:p>
      <text:p text:style-name="P7"/>
      <text:p text:style-name="P7"><text:span text:style-name="T4">Tätigkeitsbereich</text:span> (<text:span text:style-name="T11">TNr</text:span><text:span text:style-name="T20">, Arbeitsumfeld</text:span> <text:span text:style-name="T8">(drinnen/draußen)</text:span>, Schulfachnähe <text:span text:style-name="T8">(Biologie)</text:span>, <text:span text:style-name="T19">Art der Tätigkeit, Anforderung</text:span>)</text:p>
      <text:p text:style-name="P7"/>
      <text:p text:style-name="P9"><text:span text:style-name="T4">Angebot</text:span><text:span text:style-name="T19"> (</text:span><text:span text:style-name="T11">PNr</text:span><text:span text:style-name="T12">, </text:span><text:span text:style-name="T11">FNr</text:span><text:span text:style-name="T18">, </text:span><text:span text:style-name="T17">Betreuer</text:span><text:span text:style-name="T20">)</text:span></text:p>
      <text:p text:style-name="P10"/>
      <text:p text:style-name="P17"><text:span text:style-name="T3">Einsatzbereich</text:span> (<text:span text:style-name="T9">PNr, TNr</text:span>)</text:p>
      <text:p text:style-name="P10"/>
      <text:p text:style-name="P10"/>
      <text:p text:style-name="P10"/>
      <text:p text:style-name="P10"/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32:13.218000000</meta:creation-date>
    <dc:date>2018-06-11T09:50:24.440042592</dc:date>
    <meta:editing-duration>PT2H15M34S</meta:editing-duration>
    <meta:editing-cycles>16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133" meta:character-count="1064" meta:non-whitespace-character-count="941"/>
  </office:meta>
</office:document-meta>
</file>